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bold" officeooo:rsid="000b17f7" officeooo:paragraph-rsid="000b17f7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0e269d" officeooo:paragraph-rsid="000e269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officeooo:rsid="000ccab9" officeooo:paragraph-rsid="000ccab9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ccab9" officeooo:paragraph-rsid="000ccab9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e269d" officeooo:paragraph-rsid="000e269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0e269d" officeooo:paragraph-rsid="000e269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0f5d89" officeooo:paragraph-rsid="000f5d8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00488" officeooo:paragraph-rsid="0010048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20a4a" officeooo:paragraph-rsid="00120a4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6b40d" officeooo:paragraph-rsid="0016b40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79098" officeooo:paragraph-rsid="0017909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19781f" officeooo:paragraph-rsid="0019781f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e269d" officeooo:paragraph-rsid="000e269d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none" fo:font-weight="normal" officeooo:rsid="000f5d89" officeooo:paragraph-rsid="000f5d8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f5d89" officeooo:paragraph-rsid="000f5d8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00488" officeooo:paragraph-rsid="00100488" style:font-size-asian="10.5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officeooo:rsid="00100488" officeooo:paragraph-rsid="00100488" style:font-size-asian="10.5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officeooo:rsid="0010d3c2" officeooo:paragraph-rsid="0010d3c2" style:font-size-asian="10.5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officeooo:rsid="00120a4a" officeooo:paragraph-rsid="00120a4a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20a4a" officeooo:paragraph-rsid="00120a4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54a3c" officeooo:paragraph-rsid="0016b40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6b40d" officeooo:paragraph-rsid="0016b40d" style:font-size-asian="10.5pt" style:font-weight-asian="normal" style:font-size-complex="12pt" style:font-weight-complex="normal"/>
    </style:style>
    <style:style style:name="P24" style:family="paragraph" style:parent-style-name="Standard" style:list-style-name="L8">
      <style:paragraph-properties fo:text-align="start" style:justify-single-word="false"/>
      <style:text-properties style:font-name="arial" fo:font-size="12pt" style:text-underline-style="none" fo:font-weight="normal" officeooo:rsid="0016b40d" officeooo:paragraph-rsid="0016b40d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79098" officeooo:paragraph-rsid="00179098" style:font-size-asian="10.5pt" style:font-weight-asian="normal" style:font-size-complex="12pt" style:font-weight-complex="normal"/>
    </style:style>
    <style:style style:name="P26" style:family="paragraph" style:parent-style-name="Standard" style:list-style-name="L9">
      <style:paragraph-properties fo:text-align="start" style:justify-single-word="false"/>
      <style:text-properties style:font-name="arial" fo:font-size="12pt" style:text-underline-style="none" fo:font-weight="normal" officeooo:rsid="00179098" officeooo:paragraph-rsid="00179098" style:font-size-asian="10.5pt" style:font-weight-asian="normal" style:font-size-complex="12pt" style:font-weight-complex="normal"/>
    </style:style>
    <style:style style:name="P27" style:family="paragraph" style:parent-style-name="Standard" style:list-style-name="L10">
      <style:paragraph-properties fo:text-align="start" style:justify-single-word="false"/>
      <style:text-properties style:font-name="arial" fo:font-size="12pt" style:text-underline-style="none" fo:font-weight="normal" officeooo:rsid="001890c7" officeooo:paragraph-rsid="001890c7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890c7" officeooo:paragraph-rsid="001890c7" style:font-size-asian="10.5pt" style:font-weight-asian="normal" style:font-size-complex="12pt" style:font-weight-complex="normal"/>
    </style:style>
    <style:style style:name="P29" style:family="paragraph" style:parent-style-name="Standard" style:list-style-name="L14">
      <style:paragraph-properties fo:text-align="start" style:justify-single-word="false"/>
      <style:text-properties style:font-name="arial" fo:font-size="12pt" style:text-underline-style="none" fo:font-weight="normal" officeooo:rsid="001b29bf" officeooo:paragraph-rsid="001b29bf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100488" officeooo:paragraph-rsid="00100488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 fo:break-before="page"/>
      <style:text-properties style:font-name="arial" fo:font-size="12pt" style:text-underline-style="none" fo:font-weight="bold" officeooo:rsid="001360fa" officeooo:paragraph-rsid="001360fa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1360fa" officeooo:paragraph-rsid="001360fa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19781f" officeooo:paragraph-rsid="0019781f" style:font-size-asian="10.5pt" style:font-weight-asian="bold" style:font-size-complex="12pt" style:font-weight-complex="bold"/>
    </style:style>
    <style:style style:name="P34" style:family="paragraph" style:parent-style-name="Standard" style:list-style-name="L12">
      <style:paragraph-properties fo:text-align="start" style:justify-single-word="false"/>
      <style:text-properties style:font-name="arial" fo:font-size="12pt" style:text-underline-style="none" fo:font-weight="bold" officeooo:rsid="0019781f" officeooo:paragraph-rsid="0019781f" style:font-size-asian="10.5pt" style:font-weight-asian="bold" style:font-size-complex="12pt" style:font-weight-complex="bold"/>
    </style:style>
    <style:style style:name="P35" style:family="paragraph" style:parent-style-name="Standard" style:list-style-name="L13">
      <style:paragraph-properties fo:text-align="start" style:justify-single-word="false"/>
      <style:text-properties style:font-name="arial" fo:font-size="12pt" style:text-underline-style="none" fo:font-weight="bold" officeooo:rsid="0019781f" officeooo:paragraph-rsid="0019781f" style:font-size-asian="10.5pt" style:font-weight-asian="bold" style:font-size-complex="12pt" style:font-weight-complex="bold"/>
    </style:style>
    <style:style style:name="P36" style:family="paragraph" style:parent-style-name="Standard" style:list-style-name="L14">
      <style:paragraph-properties fo:text-align="start" style:justify-single-word="false"/>
      <style:text-properties style:font-name="arial" fo:font-size="12pt" style:text-underline-style="none" fo:font-weight="bold" officeooo:rsid="0019781f" officeooo:paragraph-rsid="0019781f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officeooo:paragraph-rsid="00154a3c"/>
    </style:style>
    <style:style style:name="P38" style:family="paragraph" style:parent-style-name="Standard">
      <style:paragraph-properties fo:text-align="start" style:justify-single-word="false"/>
      <style:text-properties officeooo:paragraph-rsid="001890c7"/>
    </style:style>
    <style:style style:name="P3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6291a" officeooo:paragraph-rsid="0016291a"/>
    </style:style>
    <style:style style:name="P4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6b40d" officeooo:paragraph-rsid="0016b40d"/>
    </style:style>
    <style:style style:name="P41" style:family="paragraph" style:parent-style-name="Standard" style:list-style-name="L6">
      <style:paragraph-properties fo:text-align="start" style:justify-single-word="false"/>
      <style:text-properties style:text-underline-style="none" officeooo:rsid="0016291a" officeooo:paragraph-rsid="0016291a"/>
    </style:style>
    <style:style style:name="P42" style:family="paragraph" style:parent-style-name="Standard" style:list-style-name="L6">
      <style:paragraph-properties fo:text-align="start" style:justify-single-word="false"/>
      <style:text-properties style:text-underline-style="none" officeooo:rsid="0016b40d" officeooo:paragraph-rsid="0016b40d"/>
    </style:style>
    <style:style style:name="P43" style:family="paragraph" style:parent-style-name="Standard">
      <style:paragraph-properties fo:text-align="start" style:justify-single-word="false"/>
      <style:text-properties style:text-underline-style="none" officeooo:rsid="0016b40d" officeooo:paragraph-rsid="0016b40d"/>
    </style:style>
    <style:style style:name="P44" style:family="paragraph" style:parent-style-name="Standard" style:list-style-name="L7">
      <style:paragraph-properties fo:text-align="start" style:justify-single-word="false"/>
      <style:text-properties style:text-underline-style="none" officeooo:rsid="0016b40d" officeooo:paragraph-rsid="0016b40d"/>
    </style:style>
    <style:style style:name="P45" style:family="paragraph" style:parent-style-name="Standard">
      <style:paragraph-properties fo:text-align="start" style:justify-single-word="false"/>
      <style:text-properties officeooo:rsid="001890c7" officeooo:paragraph-rsid="001890c7"/>
    </style:style>
    <style:style style:name="T1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arial"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style:font-name="arial" fo:font-size="12pt" style:text-underline-style="none" fo:font-weight="normal" officeooo:rsid="00154a3c" style:font-size-asian="10.5pt" style:font-weight-asian="normal" style:font-size-complex="12pt" style:font-weight-complex="normal"/>
    </style:style>
    <style:style style:name="T4" style:family="text">
      <style:text-properties style:font-name="arial" fo:font-size="12pt" style:text-underline-style="none" fo:font-weight="normal" officeooo:rsid="0016291a" style:font-size-asian="10.5pt" style:font-weight-asian="normal" style:font-size-complex="12pt" style:font-weight-complex="normal"/>
    </style:style>
    <style:style style:name="T5" style:family="text">
      <style:text-properties style:font-name="arial" fo:font-size="12pt" style:text-underline-style="none" fo:font-weight="normal" officeooo:rsid="001890c7" style:font-size-asian="10.5pt" style:font-weight-asian="normal" style:font-size-complex="12pt" style:font-weight-complex="normal"/>
    </style:style>
    <style:style style:name="T6" style:family="text">
      <style:text-properties officeooo:rsid="000e269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officeooo:rsid="00100488"/>
    </style:style>
    <style:style style:name="T9" style:family="text">
      <style:text-properties officeooo:rsid="0010d3c2"/>
    </style:style>
    <style:style style:name="T10" style:family="text">
      <style:text-properties officeooo:rsid="00120a4a"/>
    </style:style>
    <style:style style:name="T11" style:family="text">
      <style:text-properties officeooo:rsid="001360fa"/>
    </style:style>
    <style:style style:name="T12" style:family="text">
      <style:text-properties officeooo:rsid="001890c7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c62ed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ción al sistema operativo</text:p>
      <text:p text:style-name="P1">Windows</text:p>
      <text:p text:style-name="P1"/>
      <text:p text:style-name="P2">1.- ¿Que es Windows?</text:p>
      <text:p text:style-name="P2"/>
      <text:p text:style-name="P4">Es el sistema operativo más extendido en la actualida<text:span text:style-name="T6">d</text:span> en ordenadores personales.</text:p>
      <text:list xml:id="list837261096" text:style-name="L1">
        <text:list-item>
          <text:p text:style-name="P5">Tienen una interfaz gráfica.</text:p>
          <text:list>
            <text:list-item>
              <text:p text:style-name="P5">Windows 95 y 98 inician en MS-DOS <text:span text:style-name="T6">y al cargar se inicia la interfaz gráfica.</text:span></text:p>
            </text:list-item>
            <text:list-item>
              <text:p text:style-name="P6">De Windows XP en adelante el SO tiene su propio núcleo.</text:p>
            </text:list-item>
          </text:list>
        </text:list-item>
        <text:list-item>
          <text:p text:style-name="P5">Pueden ser mono, pseud<text:span text:style-name="T6">o</text:span> y multitarea dependiendo de la versión.</text:p>
          <text:list>
            <text:list-item>
              <text:p text:style-name="P5">A partir de Windows XP el SO fue multitarea real gracias al multiprocesamiento simétrico (SMP) </text:p>
            </text:list-item>
          </text:list>
        </text:list-item>
      </text:list>
      <text:p text:style-name="P4"/>
      <text:p text:style-name="P4"/>
      <text:p text:style-name="P3">2.- Periféricos de E/S en Windows.</text:p>
      <text:p text:style-name="P3"/>
      <text:p text:style-name="P7">Ratón</text:p>
      <text:p text:style-name="P14">Esencial para gestionar interfaz grafica.</text:p>
      <text:list xml:id="list3701332966" text:style-name="L2">
        <text:list-item>
          <text:p text:style-name="P15">El usuario desplaza un puntero por la pantalla hasta los iconos y los activa.</text:p>
        </text:list-item>
        <text:list-item>
          <text:p text:style-name="P15">Windows emplea el ratón de dos botones</text:p>
          <text:list>
            <text:list-item>
              <text:p text:style-name="P15">Botón izquierdo hace las funciones de <text:span text:style-name="T8">la tecla </text:span>enter</text:p>
            </text:list-item>
            <text:list-item>
              <text:p text:style-name="P15">Botón derecho muestra el menú contextual</text:p>
            </text:list-item>
          </text:list>
        </text:list-item>
      </text:list>
      <text:p text:style-name="P16"/>
      <text:p text:style-name="P8">Teclado</text:p>
      <text:p text:style-name="P16">Empleado para escribir en determinadas casillas de Windows, también puede ser empleado para hacer las funciones de ratón. <text:s/>Puede poseer teclas específicas para Windows.</text:p>
      <text:p text:style-name="P16"/>
      <text:p text:style-name="P16"/>
      <text:p text:style-name="P30">3.- Elementos de Windows</text:p>
      <text:p text:style-name="P17"/>
      <text:p text:style-name="P9">Interfaz en modo gráfico: <text:span text:style-name="T10">El escritorio</text:span></text:p>
      <text:p text:style-name="P21">Al iniciar el SO aparece el escritorio en el que se sitúan:</text:p>
      <text:list xml:id="list3326980455" text:style-name="L3">
        <text:list-item>
          <text:p text:style-name="P18">Iconos: <text:span text:style-name="T9">Empleados para representar objetos (archivos, unidades, programas…). Si hacemos doble clic, dependiendo del icono, abriremos una ventana que nos muestra su información, o ejecutaremos un programa.</text:span></text:p>
        </text:list-item>
        <text:list-item>
          <text:p text:style-name="P19">Ventanas: Es la forma en las que Windows no muestra la información.</text:p>
        </text:list-item>
        <text:list-item>
          <text:p text:style-name="P19">Barra de tareas: Situada en la parte inferior de las pantalla.</text:p>
          <text:list>
            <text:list-item>
              <text:p text:style-name="P19">Muestra aplicaciones abiertas hasta el momento.</text:p>
            </text:list-item>
            <text:list-item>
              <text:p text:style-name="P19">Muestra componentes esenciales par el manejo del mismo.</text:p>
            </text:list-item>
            <text:list-item>
              <text:p text:style-name="P20">Es configurable dependiendo de la versión</text:p>
            </text:list-item>
          </text:list>
        </text:list-item>
        <text:list-item>
          <text:p text:style-name="P20">Elementos: gadgets visuales en el escritorio.</text:p>
        </text:list-item>
      </text:list>
      <text:p text:style-name="P21"/>
      <text:p text:style-name="P10">Interfaz en modo texto: el intérprete de comandos</text:p>
      <text:p text:style-name="P21">También llamado símbolo del sistema se heredó de versiones antiguas de Windows. <text:span text:style-name="T11">Emplea comandos introducidos por teclado para cualquier operación.</text:span></text:p>
      <text:p text:style-name="P31">4.- Características de los directorios o carpetas</text:p>
      <text:p text:style-name="P32"/>
      <text:p text:style-name="P37"><text:span text:style-name="T3">Un directorio es un conjunto de archivos y/o directorios agrupados según su contenido.</text:span></text:p>
      <text:p text:style-name="P37"><text:span text:style-name="T3">Es un tipo de archivo que almacena información de los archivos y directorios contenidos.</text:span></text:p>
      <text:p text:style-name="P45"><text:span text:style-name="T3">N</text:span><text:span text:style-name="T2">o pueden existir dos directorios con el mismo nombre en la misma ruta.</text:span></text:p>
      <text:p text:style-name="P45"><text:span text:style-name="T2">Dependiendo del sistema no pueden contener algunos caracteres especiales.</text:span></text:p>
      <text:p text:style-name="P38"><text:span text:style-name="T3">El directorio raíz es el primer directorio en orden de jerarquía y de él parte toda la estructura de almacenamiento.</text:span></text:p>
      <text:p text:style-name="P38"><text:span text:style-name="T4">Posee</text:span><text:span text:style-name="T5">n</text:span><text:span text:style-name="T4"> las siguientes características:</text:span></text:p>
      <text:p text:style-name="P37"><text:span text:style-name="T4"/></text:p>
      <text:p text:style-name="P39"><text:span text:style-name="T1">Identificación</text:span></text:p>
      <text:list xml:id="list2976060749" text:style-name="L6">
        <text:list-item>
          <text:p text:style-name="P41"><text:span text:style-name="T1">Nombre: Identifica al directorio, es obligatorio y sus reglas quedan determinadas por su sistema de archivos de la versión del SO utilizado.</text:span></text:p>
        </text:list-item>
        <text:list-item>
          <text:p text:style-name="P42"><text:span text:style-name="T1">Extensión: Los directorios no llevan extensión</text:span></text:p>
        </text:list-item>
      </text:list>
      <text:p text:style-name="P43"><text:span text:style-name="T1"/></text:p>
      <text:p text:style-name="P40"><text:span text:style-name="T1">Propiedades</text:span></text:p>
      <text:list xml:id="list2236913098" text:style-name="L7">
        <text:list-item>
          <text:p text:style-name="P44"><text:span text:style-name="T1">Tamaño: varían dependiendo de la cantidad de bytes que necesitan.</text:span></text:p>
        </text:list-item>
        <text:list-item>
          <text:p text:style-name="P44"><text:span text:style-name="T1">Ubicación: Siempre almacenados en un directorio, estos parten del directorio raíz. Poseen una ubicación referenciada por una ruta.</text:span></text:p>
        </text:list-item>
      </text:list>
      <text:p text:style-name="P22"/>
      <text:p text:style-name="P11">Información sobre el directorio</text:p>
      <text:list xml:id="list3260307849" text:style-name="L8">
        <text:list-item>
          <text:p text:style-name="P24">Deben tener una fecha de creación</text:p>
        </text:list-item>
        <text:list-item>
          <text:p text:style-name="P24">Tendrán unos atributos</text:p>
        </text:list-item>
      </text:list>
      <text:p text:style-name="P23"/>
      <text:p text:style-name="P12">Atributos</text:p>
      <text:p text:style-name="P25">Propiedades o permisos que tenemos sobre las carpetas.</text:p>
      <text:list xml:id="list430948851" text:style-name="L9">
        <text:list-item>
          <text:p text:style-name="P26">Solo de lectura (R): No se podrá borrar ni modificar, solo se puede visualizar.</text:p>
        </text:list-item>
        <text:list-item>
          <text:p text:style-name="P26">De archivo (A): Para saber si se ha modificado o no un directorio o carpeta.</text:p>
        </text:list-item>
        <text:list-item>
          <text:p text:style-name="P26">De sistema (S): Más habitual en archivos, indica que es de sistema dándole unas características especiales como oculto y solo lectura.</text:p>
        </text:list-item>
        <text:list-item>
          <text:p text:style-name="P26">Oculto (H): El directorio permanece oculto durante las operaciones normales.</text:p>
        </text:list-item>
      </text:list>
      <text:p text:style-name="P25"/>
      <text:p text:style-name="P12">Operaciones <text:span text:style-name="T12">realizables con directorios</text:span></text:p>
      <text:list xml:id="list4044740059" text:style-name="L10">
        <text:list-item>
          <text:p text:style-name="P27">Creación (create): Hacer que el directorio exista.</text:p>
        </text:list-item>
        <text:list-item>
          <text:p text:style-name="P27">Consulta (opendir): Ver lo que los archivos o directorios contienen.</text:p>
        </text:list-item>
        <text:list-item>
          <text:p text:style-name="P27">Actualización (updatedir): Añadir o borrar elementos del directorio.</text:p>
        </text:list-item>
        <text:list-item>
          <text:p text:style-name="P27">Borrado (delete): Eliminar el directorio y su contenido.</text:p>
        </text:list-item>
        <text:list-item>
          <text:p text:style-name="P27">Renombrado (rename): Cambiar el nombre al directorio.</text:p>
        </text:list-item>
      </text:list>
      <text:p text:style-name="P28"/>
      <text:p text:style-name="P33">5.- Directorios especiales</text:p>
      <text:p text:style-name="P33"><text:span text:style-name="T13"/></text:p>
      <text:p text:style-name="P13"><text:span text:style-name="T13">Directorio raíz</text:span></text:p>
      <text:list xml:id="list2705048689" text:style-name="L12">
        <text:list-item>
          <text:p text:style-name="P34"><text:span text:style-name="T13">Directorio inicial de la estructura de directorios</text:span></text:p>
        </text:list-item>
        <text:list-item>
          <text:p text:style-name="P34"><text:span text:style-name="T13">Existe una raíz por cada unida de de almacenamiento</text:span></text:p>
        </text:list-item>
      </text:list>
      <text:p text:style-name="P33"><text:span text:style-name="T13"/></text:p>
      <text:p text:style-name="P13"><text:span text:style-name="T13">Directorio actual</text:span></text:p>
      <text:list xml:id="list343108052" text:style-name="L13">
        <text:list-item>
          <text:p text:style-name="P35"><text:span text:style-name="T13">Hace referencia la directorio en el que estamos, se representa con un punto (.)</text:span></text:p>
        </text:list-item>
      </text:list>
      <text:p text:style-name="P33"><text:span text:style-name="T13"/></text:p>
      <text:p text:style-name="P13"><text:span text:style-name="T13">Directorio padre</text:span></text:p>
      <text:list xml:id="list1662956945" text:style-name="L14">
        <text:list-item>
          <text:p text:style-name="P36"><text:span text:style-name="T13">Hace referencia al directorio padre </text:span><text:span text:style-name="T14">de</text:span><text:span text:style-name="T13">l que nos encontramos, se representa con dos puntos (..)</text:span></text:p>
        </text:list-item>
        <text:list-item>
          <text:p text:style-name="P29">El directorio raíz no tiene padr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09:46:15.695855237</meta:creation-date>
    <dc:date>2024-01-24T12:22:38.031928639</dc:date>
    <meta:editing-duration>PT30M51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" meta:paragraph-count="67" meta:word-count="635" meta:character-count="3951" meta:non-whitespace-character-count="3417"/>
  </office:meta>
</office:document-meta>
</file>